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rsid="001bbc32" officeooo:paragraph-rsid="001bbc32"/>
    </style:style>
    <style:style style:name="P2" style:family="paragraph" style:parent-style-name="Text_20_body">
      <style:text-properties officeooo:rsid="001d8c90" officeooo:paragraph-rsid="001d8c90"/>
    </style:style>
    <style:style style:name="P3" style:family="paragraph" style:parent-style-name="Title">
      <style:text-properties officeooo:rsid="001a8038" officeooo:paragraph-rsid="001a8038"/>
    </style:style>
    <style:style style:name="P4" style:family="paragraph" style:parent-style-name="Subtitle">
      <style:text-properties officeooo:rsid="001a8038" officeooo:paragraph-rsid="001a8038"/>
    </style:style>
    <style:style style:name="T1" style:family="text">
      <style:text-properties officeooo:rsid="001d8c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levator Pitch</text:p>
      <text:p text:style-name="P4">Wer, Was, Warum, Was kann das Gegenüber tun?</text:p>
      <text:p text:style-name="P1">Wir sind eine Gruppe von 7 dualen Informatikstudenten, die ein farbenbasiertes Tower-Defense erstellen möchte. </text:p>
      <text:p text:style-name="P1">Unser Ziel ist ein funktionierendes und spielbares Tower-Defense, welches die Leute durch Farben begeistert.</text:p>
      <text:p text:style-name="P1">Dieses Projekt ist wichtig, da es Studenten hilft, langweilige Vorlesungen, wie BWL, zu überbrücken.</text:p>
      <text:p text:style-name="P2">Sie können unser Spiel vielfältig testen, es zur Abwendung von Langeweile nutzen oder Ihre Kinder damit beschäftig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09:35:58.053332212</meta:creation-date>
    <meta:editing-duration>PT5M47S</meta:editing-duration>
    <meta:editing-cycles>4</meta:editing-cycles>
    <meta:generator>LibreOffice/4.1.3.2$Linux_X86_64 LibreOffice_project/410m0$Build-2</meta:generator>
    <meta:initial-creator>Marco Dörfler</meta:initial-creator>
    <dc:date>2014-05-05T09:43:14.611190634</dc:date>
    <dc:creator>Marco Dörfler</dc:creator>
    <meta:document-statistic meta:table-count="0" meta:image-count="0" meta:object-count="0" meta:page-count="1" meta:paragraph-count="6" meta:word-count="69" meta:character-count="494" meta:non-whitespace-character-count="430"/>
  </office:meta>
</office:document-meta>
</file>